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10d09a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11.25pt" fo:letter-spacing="normal" fo:font-style="normal" fo:font-weight="normal" officeooo:paragraph-rsid="0010d09a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Ubuntu" fo:font-size="11.25pt" fo:letter-spacing="normal" fo:font-style="normal" fo:font-weight="bold" officeooo:rsid="0010d09a" officeooo:paragraph-rsid="0010d09a" style:font-weight-asian="bold" style:font-weight-complex="bold"/>
    </style:style>
    <style:style style:name="T1" style:family="text">
      <style:text-properties officeooo:rsid="000c4a8c"/>
    </style:style>
    <style:style style:name="T2" style:family="text">
      <style:text-properties officeooo:rsid="0010d09a"/>
    </style:style>
    <style:style style:name="T3" style:family="text">
      <style:text-properties fo:font-variant="normal" fo:text-transform="none" style:font-name="Ubuntu" fo:font-size="11.25pt" fo:letter-spacing="normal" fo:font-style="normal" fo:font-weight="normal"/>
    </style:style>
    <style:style style:name="T4" style:family="text">
      <style:text-properties fo:font-variant="normal" fo:text-transform="none" style:font-name="Ubuntu" fo:font-size="11.25pt" fo:letter-spacing="normal" fo:font-style="normal" fo:font-weight="normal" officeooo:rsid="0010d09a"/>
    </style:style>
    <style:style style:name="T5" style:family="text">
      <style:text-properties fo:font-variant="normal" fo:text-transform="none" style:font-name="Ubuntu" fo:font-size="11.25pt" fo:letter-spacing="normal" fo:font-style="normal" fo:font-weight="normal" officeooo:rsid="000c4a8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mada de Minicursos - SertãoComp</text:p>
      <text:p text:style-name="P4">Professores, <text:span text:style-name="T1">alunos</text:span> e pesquisadores interessados em ministrar um <text:span text:style-name="T1">M</text:span>inicurso <text:span text:style-name="T1">de quatro horas</text:span> devem submeter proposta de <text:span text:style-name="T1">4</text:span> a <text:span text:style-name="T1">6</text:span> páginas (excluindo-se os CVs – item <text:span text:style-name="T2">8</text:span>), contendo as informações enumeradas a seguir:</text:p>
      <text:list xml:id="list826406213" text:style-name="L1">
        <text:list-header>
          <text:p text:style-name="P2"><text:span text:style-name="T2">1.</text:span>Dados de Identificação</text:p>
          <text:list>
            <text:list-header>
              <text:p text:style-name="P2"><text:span text:style-name="T2">2.</text:span>Título do <text:span text:style-name="T1">M</text:span>inicurso</text:p>
              <text:p text:style-name="P2">- Autor(es): instituição(ções), endereço(s), telefone(s), e-mail(s)</text:p>
              <text:p text:style-name="P2">- Indicação do(s) autor(es) apresentador(es) do minicurso</text:p>
            </text:list-header>
          </text:list>
          <text:p text:style-name="P2"><text:span text:style-name="T2">3. </text:span>Dados Gerais</text:p>
          <text:p text:style-name="P2">- Objetivos do curso e tratamento dado ao tema (ex: teórico ou prático, apanhado geral de resultados ou aprofundamento de aspectos específicos, apresentação ou comparação de tecnologias, formação de novas habilidades ou informação, etc.)</text:p>
          <text:list text:continue-numbering="true">
            <text:list-header>
              <text:p text:style-name="P1"><text:span text:style-name="T2">4. </text:span>Perfil do público-alvo</text:p>
            </text:list-header>
          </text:list>
          <text:p text:style-name="P1"><text:span text:style-name="T2">5. </text:span>Estrutura prevista do texto (esboço do curso, tópicos/capítulos cobertos)</text:p>
          <text:p text:style-name="P1"><text:span text:style-name="T2">6. </text:span>Para cada tópico/seção previsto(a) no item 3, informar um resumo do conteúdo a ser abordado e previsão do número de páginas</text:p>
          <text:p text:style-name="P1"><text:span text:style-name="T2">7. </text:span>Referências <text:span text:style-name="T2">bibliográficas</text:span> utilizadas na preparação do <text:span text:style-name="T2">M</text:span>inicurso (máximo de 1 página)</text:p>
          <text:p text:style-name="P1"><text:span text:style-name="T2">8. </text:span>CV resumido dos autores (máximo de 1 página por autor) <text:span text:style-name="T2">ou link do Currículo na Plataforma Lattes do CNPq</text:span></text:p>
          <text:p text:style-name="P3"><text:span text:style-name="T4">9.</text:span><text:span text:style-name="T3"> </text:span><text:span text:style-name="T5">Softwares a serem instalados no laboratório que será ministrado o Minicurso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1:43:09.973379855</meta:creation-date>
    <dc:date>2020-02-13T11:56:53.821012454</dc:date>
    <meta:editing-duration>PT34M15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1" meta:paragraph-count="14" meta:word-count="172" meta:character-count="1164" meta:non-whitespace-character-count="1005"/>
  </office:meta>
</office:document-meta>
</file>